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DM#8q5@j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k=9T2h^Z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-xs1R^V3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H*[Gty68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8eS]4X?v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V+8z7G#h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W{gc3D)5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o9AJ*~2j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o=O]f64G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yc9B2*J^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5alF6^%Z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Q8%f4wB.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b6~2FBy+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N=t7H4.w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kzB]52#M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s7JnN?_9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+e#M5E7w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4t[VJ1^h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]q4Dr&amp;7X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Ka2-gC(8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84[gM^jF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4@C=5Vve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2uv_B|1L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7qc@Q!1A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4@9dVn&amp;G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6n1D|^Ty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2^V_6opY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1IXl8_+a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6)#PkuR1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zI@&amp;eZ67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Jk7~B3z.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{}5dq1IR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FZx?)i31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O3ep4^_F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AuVy=34-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ck8X&amp;}9A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d3Y9t?[N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c8lDJ4*~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dJN42z]~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M1z.*4Vf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58~F=Mda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x?(TU21n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spL@8{V1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Szv=2.K7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SwbI6&amp;1~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t?R@8Q7p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iK@?J67h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3z%Qk?1V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gO9~T@1w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4P|Fn7=d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Z2#m}cS3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7|8I~aSy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V*4)h9kC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}74J^iuB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oZ_Y98]c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1Mz_W3c}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3dZ6C]}r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r1j@?H7D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84eS=v]M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fU~69-Sn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m7G&amp;_tA2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w{Go&amp;69C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2bFs.(M8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z3[2Hf+K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C12?q(Ig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]5qAX}t9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%^j39GPr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?f5ZC#3n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3F2|M^fy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MgF5p_4{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b&amp;98ZG?e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?6R8rz]Y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[h8DpH2)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%XbcB6{7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2k!EcI&amp;3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Yp#5J6v-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7)k~TUr2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d|U2}e1T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]N78f|aT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x9fV1[^R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!Z-71pnX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+SRy7p9)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2iu?.I1J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5|gf7JC{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E+nt.1V6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Dp1Iv*4}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|l4P+eJ8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-Sfu+79Q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[Xd.hO92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[GY%f7g9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m81PG|f)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Vlx-T1@2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~m7^e9CV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5w)F8Hd+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93zM_-rD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f4i@SR%3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i]^mSV86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mAS)14c!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pJi!*Z21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3{N5Gok(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6@sYTw-8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7Z%Ix}1q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V9ad1W&amp;{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4A8Mcs-*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+oP[98aH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6U]Ktv#8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#IT93}da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sJ.37oR+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vc8(S3_F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R#2!u7Pi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-28pOCw*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h|GL2~u7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z17KM)j^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_2+UGmo6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3Io!8N*u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#X6|5duE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f6G)2lP[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(v1kC2G{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&amp;|1m3XiO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Cb.7~v1A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hO3_x8W+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*@PrqR21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&amp;I41#Ule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+)c2Hw3M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I6db@_1J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9{l6)ReA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c-r=69QK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RI%#k8r2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Q)q78J%x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ek8KX?2_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*UlL8a(2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8w4m[+XQ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xA3Uu4+?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7-B8dFy@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@ekD|8U5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6H7qbN]?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j2I)9_Cf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1k|UOt4^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61!rVjO.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}q32CYf#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h#wCM!61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@QRp5!4h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6SAg_|e1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9t^8C[So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faQ{6W(3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leYQ{28&amp;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9d?6tEH{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X[3hxT=8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_Z*9Hx5m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1&amp;cL}9tY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zFw%72@Q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^h7~Y4vN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4@e)uMJ5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L45jO-o[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67~(DusP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9#cuL|F5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yk9]EQ@4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@o(OlN61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X1i6S{u}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}W7Bkn6~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32E&amp;Tte(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?1#GbfI4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G+E3c1@n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ywU13|P^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qYf71Q%#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+}z7pO9Y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V4!8Mr{z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bG5j{1N(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+|nuS34L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T?84.jcY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D6cj%G2!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4_C7#oPe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*HuPo8%4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boM@S7)3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!68r(JUh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}FqL36p{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7|%kxXS1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s6&amp;5Yi+X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ts6B9T{#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pZ_[qU27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bGu7=4Q(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s-b36Z)J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Gf84p*A-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@2PiCx*8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_Z85?Mhs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2w!+YUt6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@MJu2_c5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Ny?@96Ui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_Bmf9?3D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4d7!p|RT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9^*c6PoI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8I_Ouj2*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KC)p46v{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ah^7W1=I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2bu^UY4)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%mz82|YN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Zh-1D@n7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^V5rM3*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